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38c385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3b82bd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45d670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6be55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5fcfb81" officeooo:paragraph-rsid="0642733d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color="#000000" officeooo:rsid="001447a3" officeooo:paragraph-rsid="00155c34"/>
    </style:style>
    <style:style style:name="P19" style:family="paragraph" style:parent-style-name="Preformatted_20_Text">
      <style:text-properties fo:color="#000000" officeooo:rsid="001447a3" officeooo:paragraph-rsid="018422ac"/>
    </style:style>
    <style:style style:name="P20" style:family="paragraph" style:parent-style-name="Preformatted_20_Text">
      <style:text-properties fo:color="#000000" officeooo:rsid="001447a3" officeooo:paragraph-rsid="01835de1"/>
    </style:style>
    <style:style style:name="P21" style:family="paragraph" style:parent-style-name="Preformatted_20_Text">
      <style:text-properties fo:color="#000000" officeooo:rsid="001447a3" officeooo:paragraph-rsid="01a456fa"/>
    </style:style>
    <style:style style:name="P22" style:family="paragraph" style:parent-style-name="Preformatted_20_Text">
      <style:text-properties fo:color="#000000" officeooo:rsid="001447a3" officeooo:paragraph-rsid="00423e0f"/>
    </style:style>
    <style:style style:name="P23" style:family="paragraph" style:parent-style-name="Preformatted_20_Text">
      <style:text-properties fo:color="#000000" officeooo:rsid="001447a3" officeooo:paragraph-rsid="00549b3a"/>
    </style:style>
    <style:style style:name="P24" style:family="paragraph" style:parent-style-name="Preformatted_20_Text">
      <style:text-properties fo:color="#000000" officeooo:rsid="001447a3" officeooo:paragraph-rsid="00566f22"/>
    </style:style>
    <style:style style:name="P25" style:family="paragraph" style:parent-style-name="Preformatted_20_Text">
      <style:text-properties fo:color="#000000" officeooo:rsid="001447a3" officeooo:paragraph-rsid="046ba193"/>
    </style:style>
    <style:style style:name="P26" style:family="paragraph" style:parent-style-name="Preformatted_20_Text">
      <style:text-properties fo:color="#000000" officeooo:rsid="001447a3" officeooo:paragraph-rsid="053859b1"/>
    </style:style>
    <style:style style:name="P27" style:family="paragraph" style:parent-style-name="Preformatted_20_Text">
      <style:text-properties fo:color="#000000" officeooo:rsid="001447a3" officeooo:paragraph-rsid="03948af0"/>
    </style:style>
    <style:style style:name="P28" style:family="paragraph" style:parent-style-name="Preformatted_20_Text">
      <style:text-properties fo:color="#000000" officeooo:rsid="001447a3" officeooo:paragraph-rsid="05ec9c27"/>
    </style:style>
    <style:style style:name="P29" style:family="paragraph" style:parent-style-name="Preformatted_20_Text">
      <style:text-properties fo:color="#000000" officeooo:rsid="001447a3" officeooo:paragraph-rsid="060a8c1c"/>
    </style:style>
    <style:style style:name="P30" style:family="paragraph" style:parent-style-name="Preformatted_20_Text">
      <style:text-properties fo:color="#000000" officeooo:rsid="001447a3" officeooo:paragraph-rsid="062018c1"/>
    </style:style>
    <style:style style:name="P31" style:family="paragraph" style:parent-style-name="Preformatted_20_Text">
      <style:text-properties fo:color="#000000" officeooo:rsid="001447a3" officeooo:paragraph-rsid="062fedc4"/>
    </style:style>
    <style:style style:name="P32" style:family="paragraph" style:parent-style-name="Preformatted_20_Text">
      <style:text-properties fo:color="#000000" officeooo:rsid="001447a3" officeooo:paragraph-rsid="06372eec"/>
    </style:style>
    <style:style style:name="P33" style:family="paragraph" style:parent-style-name="Preformatted_20_Text">
      <style:text-properties fo:color="#000000" officeooo:rsid="001447a3" officeooo:paragraph-rsid="0638c385"/>
    </style:style>
    <style:style style:name="P34" style:family="paragraph" style:parent-style-name="Preformatted_20_Text">
      <style:text-properties fo:color="#000000" officeooo:rsid="001447a3" officeooo:paragraph-rsid="063b82bd"/>
    </style:style>
    <style:style style:name="P35" style:family="paragraph" style:parent-style-name="Preformatted_20_Text">
      <style:text-properties fo:color="#000000" officeooo:rsid="001447a3" officeooo:paragraph-rsid="063d6a96"/>
    </style:style>
    <style:style style:name="P36" style:family="paragraph" style:parent-style-name="Preformatted_20_Text">
      <style:text-properties fo:color="#000000" officeooo:rsid="001447a3" officeooo:paragraph-rsid="06407908"/>
    </style:style>
    <style:style style:name="P37" style:family="paragraph" style:parent-style-name="Preformatted_20_Text">
      <style:text-properties fo:color="#000000" officeooo:rsid="001447a3" officeooo:paragraph-rsid="0642733d"/>
    </style:style>
    <style:style style:name="P38" style:family="paragraph" style:parent-style-name="Preformatted_20_Text">
      <style:text-properties fo:color="#000000" officeooo:rsid="001447a3" officeooo:paragraph-rsid="0645d670"/>
    </style:style>
    <style:style style:name="P39" style:family="paragraph" style:parent-style-name="Preformatted_20_Text">
      <style:text-properties fo:color="#000000" officeooo:rsid="001447a3" officeooo:paragraph-rsid="0646be55"/>
    </style:style>
    <style:style style:name="P40" style:family="paragraph" style:parent-style-name="Preformatted_20_Text">
      <style:text-properties fo:color="#000000" officeooo:rsid="001447a3" officeooo:paragraph-rsid="0645d670" fo:background-color="#ffffff"/>
    </style:style>
    <style:style style:name="P41" style:family="paragraph" style:parent-style-name="Standard">
      <style:text-properties fo:font-variant="normal" fo:text-transform="none" fo:color="#000000" fo:letter-spacing="normal" officeooo:rsid="001447a3" officeooo:paragraph-rsid="06548167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645d670" fo:background-color="#ffffff" style:font-name-asian="arial" style:font-size-asian="9pt" style:font-style-asian="normal" style:font-weight-asian="normal" style:text-emphasize="none" loext:padding="0cm" loext:border="none"/>
    </style:style>
    <style:style style:name="P4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6548167" fo:background-color="#ffffff" style:font-name-asian="arial" style:font-size-asian="9pt" style:font-style-asian="normal" style:font-weight-asian="normal" style:text-emphasize="none" loext:padding="0cm" loext:border="none"/>
    </style:style>
    <style:style style:name="P4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4cb967" officeooo:paragraph-rsid="064cb967" fo:background-color="#ffffff" style:font-name-asian="arial" style:font-size-asian="9pt" style:font-style-asian="normal" style:font-weight-asian="normal" style:text-emphasize="none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6521b58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6548167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color="#000000" officeooo:rsid="001447a3" officeooo:paragraph-rsid="06521b58"/>
    </style:style>
    <style:style style:name="P48" style:family="paragraph" style:parent-style-name="Preformatted_20_Text">
      <style:text-properties fo:color="#000000" officeooo:rsid="001447a3" officeooo:paragraph-rsid="0645d670"/>
    </style:style>
    <style:style style:name="P49" style:family="paragraph" style:parent-style-name="Preformatted_20_Text">
      <style:text-properties fo:color="#000000" officeooo:rsid="001447a3" officeooo:paragraph-rsid="06548167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eec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800000" fo:letter-spacing="normal" officeooo:rsid="06434732" style:font-name-asian="arial" style:font-size-asian="9pt" style:font-style-asian="normal" style:font-weight-asian="normal"/>
    </style:style>
    <style:style style:name="T9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style:font-name-asian="arial" style:font-size-asian="9pt" style:font-style-asian="normal" style:font-weight-asian="normal" style:text-emphasize="none" loext:padding="0cm" loext:border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style:font-name-asian="arial" style:font-size-asian="9pt" style:font-style-asian="normal" style:font-weight-asian="normal" style:text-emphasize="none" loext:padding="0cm" loext:border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style:font-name-asian="arial" style:font-size-asian="9pt" style:font-style-asian="normal" style:font-weight-asian="normal" style:text-emphasize="none" loext:padding="0cm" loext:border="non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447a3" fo:background-color="#ffff00" loext:char-shading-value="0"/>
    </style:style>
    <style:style style:name="T14" style:family="text">
      <style:text-properties officeooo:rsid="062018c1" fo:background-color="#ffff00" loext:char-shading-value="0"/>
    </style:style>
    <style:style style:name="T15" style:family="text">
      <style:text-properties officeooo:rsid="06372eec" fo:background-color="#ffff00" loext:char-shading-value="0"/>
    </style:style>
    <style:style style:name="T16" style:family="text">
      <style:text-properties fo:color="#800000"/>
    </style:style>
    <style:style style:name="T17" style:family="text">
      <style:text-properties fo:color="#800000" officeooo:rsid="00566f22"/>
    </style:style>
    <style:style style:name="T18" style:family="text">
      <style:text-properties fo:color="#800000" officeooo:rsid="00529df8"/>
    </style:style>
    <style:style style:name="T19" style:family="text">
      <style:text-properties officeooo:rsid="063d6a96"/>
    </style:style>
    <style:style style:name="T20" style:family="text">
      <style:text-properties officeooo:rsid="06548167"/>
    </style:style>
    <style:style style:name="T21" style:family="text">
      <style:text-properties officeooo:rsid="05bfb4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作者:唐海湘</text:p>
      <text:p text:style-name="P18"/>
      <text:p text:style-name="P18">模块名:收入核算资金回笼</text:p>
      <text:p text:style-name="P32"><text:tab/>导航下拉名_1:收入核算资金回笼</text:p>
      <text:p text:style-name="P28"><text:tab/><text:tab/><text:bookmark-start text:name="__DdeLink__2774_1271131015"/><text:span text:style-name="T12">导航名_1:</text:span><text:span text:style-name="T15">指标设置</text:span></text:p>
      <text:p text:style-name="P18"><text:tab/><text:tab/><text:tab/><text:span text:style-name="T16">功能名字_1:列表 <text:s/>功能类型:网格 (有网格)</text:span></text:p>
      <text:p text:style-name="P27"><text:span text:style-name="T16"><text:tab/><text:tab/><text:tab/><text:tab/></text:span>有一个隐藏id</text:p>
      <text:p text:style-name="P18"><text:tab/><text:tab/><text:tab/><text:tab/>字段名称_1:<text:bookmark-start text:name="__DdeLink__19590_1441382339"/>收入<text:bookmark-end text:name="__DdeLink__19590_1441382339"/>比例差异指标</text:p>
      <text:p text:style-name="P18"><text:tab/><text:tab/><text:tab/><text:tab/>字段名称_2:完工比例差异指标</text:p>
      <text:p text:style-name="P19"><text:tab/><text:tab/><text:tab/><text:tab/></text:p>
      <text:p text:style-name="P20"/>
      <text:p text:style-name="P20"/>
      <text:p text:style-name="P18"><text:tab/><text:tab/><text:tab/><text:span text:style-name="T16">功能名称_2:添加 功能类型:添加</text:span><text:bookmark-start text:name="__DdeLink__14141_1441382339"/><text:bookmark-start text:name="__DdeLink__18959_1271131015"/></text:p>
      <text:p text:style-name="P9"><text:tab/><text:tab/><text:tab/><text:tab/><text:bookmark-start text:name="__DdeLink__2728_1271131015"/>字段名称_1:<text:bookmark-start text:name="__DdeLink__19590_14413823392"/>收入<text:bookmark-end text:name="__DdeLink__19590_14413823392"/>比例差异指标<text:tab/><text:tab/><text:tab/>标签类型:文本框<text:bookmark-start text:name="__DdeLink__2714_1271131015"/> <text:s text:c="3"/>必填<text:bookmark-end text:name="__DdeLink__2714_1271131015"/></text:p>
      <text:p text:style-name="P33"><text:tab/><text:tab/><text:tab/><text:tab/>字段名称_2:<text:bookmark-start text:name="__DdeLink__19592_1441382339"/>完工比例差异指标<text:bookmark-end text:name="__DdeLink__19592_1441382339"/><text:tab/><text:tab/>标签类型:文本<text:span text:style-name="T2">框 <text:s text:c="3"/>必填</text:span><text:bookmark-end text:name="__DdeLink__18959_1271131015"/></text:p>
      <text:p text:style-name="P26"><text:tab/><text:tab/><text:tab/><text:tab/><text:bookmark-end text:name="__DdeLink__2728_1271131015"/></text:p>
      <text:p text:style-name="P5"/>
      <text:p text:style-name="P14"><text:bookmark-end text:name="__DdeLink__14141_1441382339"/></text:p>
      <text:p text:style-name="P13"><text:tab/><text:tab/><text:tab/><text:tab/></text:p>
      <text:p text:style-name="P13"><text:tab/><text:tab/><text:tab/><text:tab/></text:p>
      <text:p text:style-name="P21"/>
      <text:p text:style-name="P18"><text:tab/></text:p>
      <text:p text:style-name="P1"><text:tab/><text:tab/><text:tab/><text:span text:style-name="T16">功能名称_3:编辑 功能</text:span>类型:编辑 <text:s text:c="4"/></text:p>
      <text:p text:style-name="P34"><text:tab/><text:tab/><text:tab/><text:tab/>有一个隐藏id</text:p>
      <text:p text:style-name="P10"><text:tab/><text:tab/><text:tab/><text:tab/>字段名称_1:<text:bookmark-start text:name="__DdeLink__19590_144138233921"/>收入<text:bookmark-end text:name="__DdeLink__19590_144138233921"/>比例差异指标<text:tab/><text:tab/><text:tab/>标签类型:文本框<text:bookmark-start text:name="__DdeLink__2714_12711310151"/> <text:s text:c="3"/>必填<text:bookmark-end text:name="__DdeLink__2714_12711310151"/></text:p>
      <text:p text:style-name="P34"><text:span text:style-name="T3"><text:tab/><text:tab/><text:tab/><text:tab/>字段名称_2:</text:span><text:bookmark-start text:name="__DdeLink__19592_14413823391"/><text:span text:style-name="T3">完工比例差异指标</text:span><text:bookmark-end text:name="__DdeLink__19592_14413823391"/><text:span text:style-name="T3"><text:tab/><text:tab/>标签类型:文本框 <text:s text:c="3"/>必填</text:span></text:p>
      <text:p text:style-name="P8"><text:tab/><text:tab/><text:tab/><text:tab/></text:p>
      <text:p text:style-name="P25"><text:tab/><text:tab/><text:tab/></text:p>
      <text:p text:style-name="P4"><text:tab/><text:tab/><text:tab/><text:tab/></text:p>
      <text:p text:style-name="P22"/>
      <text:p text:style-name="P23"><text:tab/><text:tab/><text:tab/><text:span text:style-name="T16">功能名称_</text:span><text:span text:style-name="T18">4</text:span><text:span text:style-name="T16">:删除 功能类型:</text:span> 删除 <text:s/></text:p>
      <text:p text:style-name="P23"><text:tab/><text:tab/><text:tab/><text:tab/>温馨提示：确定删除这条数据么？</text:p>
      <text:p text:style-name="P23"><text:tab/><text:tab/><text:tab/><text:tab/><text:tab/></text:p>
      <text:p text:style-name="P29"><text:tab/><text:tab/><text:bookmark-end text:name="__DdeLink__2774_1271131015"/></text:p>
      <text:p text:style-name="P24"><text:tab/><text:tab/><text:tab/></text:p>
      <text:p text:style-name="P18"/>
      <text:p text:style-name="P18"/>
      <text:p text:style-name="P3"><text:span text:style-name="T1"><text:tab/><text:tab/></text:span><text:span text:style-name="T13">导航名_</text:span><text:span text:style-name="T14">2</text:span><text:span text:style-name="T13">:收入核算-资金回笼</text:span></text:p>
      <text:p text:style-name="P30"><text:tab/><text:tab/><text:tab/><text:span text:style-name="T16">功能名字_1:列表 <text:s/>功能类型:网格 (有网格)</text:span></text:p>
      <text:p text:style-name="P30"><text:span text:style-name="T16"><text:tab/><text:tab/><text:tab/><text:tab/></text:span>有一个隐藏id</text:p>
      <text:p text:style-name="P30"><text:tab/><text:tab/><text:tab/><text:tab/><text:bookmark-start text:name="__DdeLink__19628_14413823391"/>字段名称_1:<text:bookmark-end text:name="__DdeLink__19628_14413823391"/>地区</text:p>
      <text:p text:style-name="P30"><text:tab/><text:tab/><text:tab/><text:tab/>字段名称_1:<text:bookmark-start text:name="__DdeLink__19590_14413823391"/>项目组<text:bookmark-end text:name="__DdeLink__19590_14413823391"/></text:p>
      <text:p text:style-name="P30"><text:tab/><text:tab/><text:tab/><text:tab/>字段名称_2:项目名称</text:p>
      <text:p text:style-name="P30"><text:tab/><text:tab/><text:tab/><text:tab/>字段名称_3:时间</text:p>
      <text:p text:style-name="P30"><text:tab/><text:tab/><text:tab/><text:tab/>字段名称_4:计划收入</text:p>
      <text:p text:style-name="P30"><text:tab/><text:tab/><text:tab/><text:tab/>字段名称_5:实际收入</text:p>
      <text:p text:style-name="P30"><text:tab/><text:tab/><text:tab/><text:tab/>字段名称_6:比例</text:p>
      <text:p text:style-name="P30"><text:tab/><text:tab/><text:tab/><text:tab/>字段名称_7:差额</text:p>
      <text:p text:style-name="P30"><text:tab/><text:tab/><text:tab/><text:tab/>字段名称_8:目标任务量</text:p>
      <text:p text:style-name="P35"><text:tab/><text:tab/><text:tab/><text:tab/>字段名称_9:实际任务量</text:p>
      <text:p text:style-name="P35"><text:tab/><text:tab/><text:tab/><text:tab/>字段名称_<text:span text:style-name="T19">10</text:span>:完工比例</text:p>
      <text:p text:style-name="P30"><text:tab/><text:tab/><text:tab/><text:tab/></text:p>
      <text:p text:style-name="P30"/>
      <text:p text:style-name="P30"/>
      <text:p text:style-name="P30"><text:tab/><text:tab/><text:tab/><text:span text:style-name="T16">功能名称_2:添加 功能类型:添加</text:span><text:bookmark-start text:name="__DdeLink__14141_14413823391"/></text:p>
      <text:p text:style-name="P6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30"><text:soft-page-break/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30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30"><text:tab/><text:tab/><text:tab/><text:tab/>字段名称_4:<text:bookmark-start text:name="__DdeLink__19598_14413823392"/>时间<text:bookmark-end text:name="__DdeLink__19598_14413823392"/><text:bookmark-start text:name="__DdeLink__19596_14413823392"/><text:tab/><text:tab/> <text:tab/>标签类型:日期<text:span text:style-name="T2">框 <text:s text:c="3"/>必填</text:span></text:p>
      <text:p text:style-name="P30"><text:tab/><text:tab/><text:tab/><text:tab/>字段名称_5:<text:bookmark-start text:name="__DdeLink__19600_14413823392"/><text:bookmark-end text:name="__DdeLink__19596_14413823392"/>计划收入<text:bookmark-end text:name="__DdeLink__19600_14413823392"/><text:tab/><text:tab/> <text:tab/>标签类型:数字<text:span text:style-name="T2">框 <text:s/>非必填 <text:s/>默认</text:span><text:span text:style-name="T5">0.00</text:span></text:p>
      <text:p text:style-name="P36"><text:tab/><text:tab/><text:tab/><text:tab/>字段名称_6:<text:bookmark-start text:name="__DdeLink__19602_14413823392"/>实际<text:bookmark-end text:name="__DdeLink__19602_14413823392"/>收入<text:tab/><text:tab/><text:tab/><text:span text:style-name="T2">标签类型:数字框 <text:s/>非必填 <text:s/>默认</text:span><text:span text:style-name="T5">0.00</text:span></text:p>
      <text:p text:style-name="P30"><text:tab/><text:tab/><text:tab/><text:tab/>字段名称_7:<text:bookmark-start text:name="__DdeLink__19604_14413823392"/>目标<text:bookmark-end text:name="__DdeLink__19604_14413823392"/>任务量 <text:s text:c="4"/><text:tab/>标签类型:数字框 <text:s/><text:span text:style-name="T2"><text:s/>非必填 <text:s/></text:span><text:span text:style-name="T3">默认0.00</text:span></text:p>
      <text:p text:style-name="P30"><text:tab/><text:tab/><text:tab/><text:tab/>字段名称_8:实际任务量 <text:s text:c="3"/><text:tab/>标签类型:数字框 <text:s/><text:span text:style-name="T2"><text:s/>非必填 <text:s/></text:span><text:span text:style-name="T3">默认0.00</text:span></text:p>
      <text:p text:style-name="P30"><text:tab/><text:tab/><text:tab/><text:tab/><text:bookmark-end text:name="__DdeLink__2728_12711310151"/></text:p>
      <text:p text:style-name="P6"/>
      <text:p text:style-name="P15"><text:bookmark-end text:name="__DdeLink__14141_14413823391"/></text:p>
      <text:p text:style-name="P15"><text:tab/><text:tab/><text:tab/><text:tab/></text:p>
      <text:p text:style-name="P15"><text:tab/><text:tab/><text:tab/><text:tab/></text:p>
      <text:p text:style-name="P30"/>
      <text:p text:style-name="P30"><text:tab/></text:p>
      <text:p text:style-name="P2"><text:tab/><text:tab/><text:tab/><text:span text:style-name="T16">功能名称_3:编辑 功能</text:span>类型:编辑 <text:s text:c="4"/></text:p>
      <text:p text:style-name="P30"><text:tab/><text:tab/><text:tab/><text:tab/>有一个隐藏id</text:p>
      <text:p text:style-name="P37"><text:tab/><text:tab/><text:tab/><text:tab/><text:span text:style-name="T2">字段名称_1:地区<text:tab/><text:tab/><text:tab/>标签类型:</text:span><text:bookmark-start text:name="__DdeLink__2714_127113101521"/><text:span text:style-name="T2">手填下拉框 <text:s text:c="3"/>必填</text:span><text:bookmark-end text:name="__DdeLink__2714_127113101521"/></text:p>
      <text:p text:style-name="P37"><text:tab/><text:tab/><text:tab/><text:tab/>字段名称_2:<text:bookmark-start text:name="__DdeLink__19592_144138233921"/>项目组<text:bookmark-end text:name="__DdeLink__19592_144138233921"/><text:tab/><text:tab/>标签类型:<text:span text:style-name="T2">手填下拉框 <text:s text:c="3"/>必填</text:span></text:p>
      <text:p text:style-name="P37"><text:tab/><text:tab/><text:tab/><text:tab/>字段名称_3:<text:bookmark-start text:name="__DdeLink__19594_144138233921"/>项目名称<text:bookmark-end text:name="__DdeLink__19594_144138233921"/><text:tab/><text:tab/>标签类型:<text:span text:style-name="T2">手填下拉框 <text:s text:c="3"/>必填</text:span></text:p>
      <text:p text:style-name="P37"><text:tab/><text:tab/><text:tab/><text:tab/>字段名称_4:<text:bookmark-start text:name="__DdeLink__19598_144138233921"/>时间<text:bookmark-end text:name="__DdeLink__19598_144138233921"/><text:bookmark-start text:name="__DdeLink__19596_144138233921"/><text:tab/><text:tab/> <text:tab/>标签类型:日期<text:span text:style-name="T2">框 <text:s text:c="3"/>必填</text:span></text:p>
      <text:p text:style-name="P37"><text:tab/><text:tab/><text:tab/><text:tab/>字段名称_5:<text:bookmark-end text:name="__DdeLink__19596_144138233921"/><text:bookmark-start text:name="__DdeLink__19600_144138233921"/>计划收入<text:bookmark-end text:name="__DdeLink__19600_144138233921"/><text:tab/><text:tab/> <text:tab/>标签类型:数字<text:span text:style-name="T2">框 <text:s/>非必填 <text:s/>默认</text:span><text:span text:style-name="T5">0.00</text:span></text:p>
      <text:p text:style-name="P37"><text:tab/><text:tab/><text:tab/><text:tab/>字段名称_6:<text:bookmark-start text:name="__DdeLink__19602_144138233921"/>实际<text:bookmark-end text:name="__DdeLink__19602_144138233921"/>收入<text:tab/><text:tab/><text:tab/><text:span text:style-name="T2">标签类型:数字框 <text:s/>非必填 <text:s/>默认</text:span><text:span text:style-name="T5">0.00</text:span></text:p>
      <text:p text:style-name="P37"><text:tab/><text:tab/><text:tab/><text:tab/>字段名称_7:<text:bookmark-start text:name="__DdeLink__19604_144138233921"/>目标<text:bookmark-end text:name="__DdeLink__19604_144138233921"/>任务量 <text:s text:c="4"/><text:tab/>标签类型:数字框 <text:s/><text:span text:style-name="T2"><text:s/>非必填 <text:s/></text:span><text:span text:style-name="T3">默认0.00</text:span></text:p>
      <text:p text:style-name="P16"><text:tab/><text:tab/><text:tab/><text:tab/>字段名称_8:实际任务量 <text:s text:c="3"/><text:tab/>标签类型:数字框 <text:s text:c="2"/>非必填 <text:s/>默认0.00</text:p>
      <text:p text:style-name="P6"><text:tab/><text:tab/><text:tab/><text:tab/></text:p>
      <text:p text:style-name="P30"><text:tab/><text:tab/><text:tab/><text:span text:style-name="T16">功能名称_</text:span><text:span text:style-name="T18">4</text:span><text:span text:style-name="T16">:删除 功能类型:</text:span> 删除 <text:s/></text:p>
      <text:p text:style-name="P30"><text:tab/><text:tab/><text:tab/><text:tab/>温馨提示：确定删除这条数据么？</text:p>
      <text:p text:style-name="P30"><text:tab/><text:tab/><text:tab/><text:tab/><text:tab/></text:p>
      <text:p text:style-name="P30"/>
      <text:p text:style-name="P30"/>
      <text:p text:style-name="P30"/>
      <text:p text:style-name="P31"><text:tab/><text:tab/><text:tab/><text:span text:style-name="T16">功能名称_</text:span><text:span text:style-name="T17">5</text:span><text:span text:style-name="T16">:地区汇总 功能类型:</text:span></text:p>
      <text:p text:style-name="P31"><text:tab/><text:tab/><text:tab/><text:tab/>隐藏id</text:p>
      <text:p text:style-name="P7"><text:tab/><text:tab/><text:tab/><text:tab/>字段名称_1:地区<text:tab/><text:tab/>标签类型:手填下拉框 <text:s text:c="2"/>非必填 </text:p>
      <text:p text:style-name="P31"><text:tab/><text:tab/><text:tab/><text:tab/>字段名称_2:开始时间<text:tab/><text:tab/><text:tab/>标签类型:日期框 <text:s/><text:span text:style-name="T2"><text:s/>非必填 <text:s text:c="2"/>不可编辑</text:span></text:p>
      <text:p text:style-name="P31"><text:span text:style-name="T6"><text:tab/><text:tab/><text:tab/><text:tab/></text:span><text:span text:style-name="T2">字段名称_3:结束时间<text:tab/><text:tab/><text:tab/>标签类型:日期框 <text:s text:c="2"/>非必填 <text:s text:c="2"/>不可编辑</text:span></text:p>
      <text:p text:style-name="P12"><text:tab/><text:tab/><text:tab/><text:tab/>汇总表头：</text:p>
      <text:p text:style-name="P39"><text:span text:style-name="T2"><text:tab/><text:tab/><text:tab/><text:tab/></text:span><text:bookmark-start text:name="__DdeLink__18173_1271131015"/><text:span text:style-name="T2">如果没有选地区，汇总表头：（地区/日期/</text:span><text:bookmark-start text:name="__DdeLink__25063_1271131015"/><text:span text:style-name="T2">计划收入/实际收入/比例/差额/目标任务量/实际任务量/完工比例）</text:span><text:bookmark-end text:name="__DdeLink__25063_1271131015"/></text:p>
      <text:p text:style-name="P38"><text:span text:style-name="T2"><text:tab/><text:tab/><text:tab/><text:tab/>如果有选地区，汇总表头：</text:span><text:span text:style-name="T4">(地区/年份/月份/项目组/项目名称/</text:span><text:span text:style-name="T2">计划收入/实际收入/比例/差额/目标任务量/实际任务量/完工比例）</text:span></text:p>
      <text:p text:style-name="P38"><text:span text:style-name="T2"/></text:p>
      <text:p text:style-name="P11"><text:tab/><text:tab/><text:tab/><text:tab/>对比分析表头：</text:p>
      <text:p text:style-name="P11"><text:tab/><text:tab/><text:tab/><text:tab/>时间/地区/收入比例/收入差异/完工比例/完工差异</text:p>
      <text:p text:style-name="P17"><text:bookmark-end text:name="__DdeLink__18173_1271131015"/></text:p>
      <text:p text:style-name="P31"><text:span text:style-name="T6"><text:tab/><text:tab/><text:tab/>功能名称_</text:span><text:span text:style-name="T7">6</text:span><text:span text:style-name="T6">:项目组汇总 功能类型:</text:span></text:p>
      <text:p text:style-name="P31"><text:tab/><text:tab/><text:tab/><text:tab/>隐藏id</text:p>
      <text:p text:style-name="P7"><text:tab/><text:tab/><text:tab/><text:tab/>字段名称_1:项目组<text:tab/><text:tab/>标签类型:手填下拉框 <text:s text:c="2"/>非必填 </text:p>
      <text:p text:style-name="P31"><text:tab/><text:tab/><text:tab/><text:tab/>字段名称_2:开始时间<text:tab/><text:tab/><text:tab/>标签类型:日期框 <text:s/><text:span text:style-name="T2"><text:s/>非必填 <text:s text:c="2"/>不可编辑</text:span></text:p>
      <text:p text:style-name="P7"><text:tab/><text:tab/><text:tab/><text:tab/>字段名称_3:结束时间<text:tab/><text:tab/><text:tab/>标签类型:日期框 <text:s text:c="2"/>非必填 <text:s text:c="2"/>不可编辑</text:p>
      <text:p text:style-name="P45"><text:tab/><text:tab/><text:tab/><text:tab/>如果没有选项目组，汇总表头：（项目组/日期/计划收入/实际收入/比例/差额/目标任务量/实际任务量/完工比例）</text:p>
      <text:p text:style-name="P47"><text:span text:style-name="T2"><text:tab/><text:tab/><text:tab/><text:tab/>如果有选项目组，汇总表头：</text:span><text:span text:style-name="T4">(</text:span><text:span text:style-name="T2">项目组</text:span><text:span text:style-name="T4">/年份/月份/地区/项目名称/</text:span><text:span text:style-name="T2">计划收入/实际收入/比例/差额/目标任务量/实际任务量/完工比例）</text:span></text:p>
      <text:p text:style-name="P47"><text:span text:style-name="T2"/></text:p>
      <text:p text:style-name="P41"><text:tab/><text:tab/><text:tab/><text:tab/>对比分析表头：</text:p>
      <text:p text:style-name="P46"><text:span text:style-name="T2"><text:tab/><text:tab/><text:tab/><text:tab/>时间/</text:span>项目组<text:span text:style-name="T2">/收入比例/收入差异/完工比例/完工差异</text:span></text:p>
      <text:p text:style-name="P31"><text:soft-page-break/><text:tab/><text:tab/><text:tab/><text:tab/></text:p>
      <text:p text:style-name="P31"/>
      <text:p text:style-name="P31"/>
      <text:p text:style-name="P31"/>
      <text:p text:style-name="P31"/>
      <text:p text:style-name="P31"/>
      <text:p text:style-name="P31"><text:tab/><text:tab/><text:tab/></text:p>
      <text:p text:style-name="P31"><text:tab/><text:tab/><text:tab/><text:span text:style-name="T6">功能名称_</text:span><text:span text:style-name="T8">7</text:span><text:span text:style-name="T6">:项目名称汇总 功能类型:</text:span></text:p>
      <text:p text:style-name="P31"><text:tab/><text:tab/><text:tab/><text:tab/>隐藏id</text:p>
      <text:p text:style-name="P7"><text:tab/><text:tab/><text:tab/><text:tab/>字段名称_1:项目名称<text:tab/><text:tab/>标签类型:手填下拉框 <text:s text:c="2"/>非必填 </text:p>
      <text:p text:style-name="P31"><text:tab/><text:tab/><text:tab/><text:tab/>字段名称_2:开始时间<text:tab/><text:tab/><text:tab/>标签类型:日期框 <text:s/><text:span text:style-name="T2"><text:s/>非必填 <text:s text:c="2"/>不可编辑</text:span></text:p>
      <text:p text:style-name="P7"><text:tab/><text:tab/><text:tab/><text:tab/>字段名称_3:结束时间<text:tab/><text:tab/><text:tab/>标签类型:日期框 <text:s text:c="2"/>非必填 <text:s text:c="2"/>不可编辑</text:p>
      <text:p text:style-name="P11"><text:tab/><text:tab/><text:tab/><text:tab/>如果没有选项目名称，汇总表头：（项目名称/日期/计划收入/实际收入/比例/差额/目标任务量/实际任务量/完工比例）</text:p>
      <text:p text:style-name="P40"><text:span text:style-name="T9"><text:tab/><text:tab/><text:tab/><text:tab/>如果有选项目名称，汇总表头：</text:span><text:span text:style-name="T10">(</text:span><text:span text:style-name="T9">项目名称</text:span><text:span text:style-name="T10">/年份/月份/地区/项目组/</text:span><text:span text:style-name="T11">计划收入/实际收入/比例/差额/目标任务量/实际任务量/完工比例）</text:span></text:p>
      <text:p text:style-name="P49"><text:span text:style-name="T2"/></text:p>
      <text:p text:style-name="P41"><text:tab/><text:tab/><text:tab/><text:tab/>对比分析表头：</text:p>
      <text:p text:style-name="P43"><text:tab/><text:tab/><text:tab/><text:tab/>时间/<text:span text:style-name="T21">项目名称</text:span>/收入比例/收入差异/完工比例/完工差异</text:p>
      <text:p text:style-name="P42"/>
      <text:p text:style-name="P44"><text:tab/><text:tab/>新增：模块设置导航权限</text:p>
      <text:p text:style-name="P44"><text:tab/><text:tab/><text:tab/>下拉导航权限</text:p>
      <text:p text:style-name="P44"><text:tab/><text:tab/><text:tab/>功能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22T16:18:37.936771926</dc:date>
    <meta:editing-duration>P22DT2H8M27S</meta:editing-duration>
    <meta:editing-cycles>979</meta:editing-cycles>
    <meta:generator>LibreOffice/5.1.6.2.0$Linux_X86_64 LibreOffice_project/10$Build-2</meta:generator>
    <meta:document-statistic meta:table-count="0" meta:image-count="0" meta:object-count="0" meta:page-count="3" meta:paragraph-count="103" meta:word-count="1529" meta:character-count="2301" meta:non-whitespace-character-count="1673"/>
  </office:meta>
</office:document-meta>
</file>